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10.342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5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" office:value-type="string" calcext:value-type="string">
            <text:p>BAIRRO</text:p>
          </table:table-cell>
          <table:table-cell table:style-name="ce49" office:value-type="string" calcext:value-type="string">
            <text:p>NOM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49" office:value-type="string" calcext:value-type="string">
            <text:p>TIPO</text:p>
          </table:table-cell>
          <table:table-cell table:style-name="ce71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style-name="ce82" office:value-type="string" calcext:value-type="string">
            <text:p>PRIORIDADE</text:p>
          </table:table-cell>
          <table:table-cell table:style-name="ce82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 table:visibility="filter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 table:visibility="filter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 table:visibility="filter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NOEL TORRES DE OLIV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IANA BENVINDA DA COST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ESSOR NILO CAMPOS GOME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BENEDITO JOSÉ DE MORA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ORA E MAURICIO GALANT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LEBLON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FERRAZOPOL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 FERRAZOPOLIS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DOUTOR JOSÉ FERRAZ DE MAGALHÃES CASTRO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OELHO NETO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ASSIANO RICARDO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PROFESSORA MARIA JUSTINA DE CARMARGO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THALES DE ANDRADE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AGOSTINHO DOS SANTOS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LOPES TROVÃO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UBS VILA ROSA.MOV</text:p>
          </table:table-cell>
          <table:table-cell table:number-columns-repeated="53"/>
        </table:table-row>
        <table:table-row table:style-name="ro2" table:visibility="filter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Independência - CrecheIntegral E.I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Coleta Seletiva - Independencia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independencia/equipamentos/Praça Miguel Postiglione.MOV</text:p>
          </table:table-cell>
          <table:table-cell table:number-columns-repeated="53"/>
        </table:table-row>
        <table:table-row table:style-name="ro1" table:visibility="filter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 table:visibility="filter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ferrazopolis_montanhao/equipamentos/EMEB CORA CORALINDA.MOV</text:p>
          </table:table-cell>
          <table:table-cell table:number-columns-repeated="53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ferrazopolis_montanhao/equipamentos/UPA VILA SAO PEDRO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ferrazopolis_montanhao/equipamentos/Praça Henrique Trindad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Vicente de Paulo Silvestr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Frei Tito de Alencar Lim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PADRE FIORENTE ELEN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ESCRITOR JÚLIO ATLAS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VICENTE DE CARVALHO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ARLINDO FERREIR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 table:visibility="filter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 table:visibility="filter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taboao/equipamentos/Praça José Pino Cassetari.MOV</text:p>
          </table:table-cell>
          <table:table-cell table:number-columns-repeated="53"/>
        </table:table-row>
        <table:table-row table:style-name="ro2" table:visibility="filter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taboao/equipamentos/ESCOLA ESTADUAL PROF <text:s/>JORGE RAHME.MOV</text:p>
          </table:table-cell>
          <table:table-cell table:number-columns-repeated="53"/>
        </table:table-row>
        <table:table-row table:style-name="ro1" table:visibility="filter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taboao/equipamentos/Taboão - CrecheIntegral.MOV</text:p>
          </table:table-cell>
          <table:table-cell table:number-columns-repeated="53"/>
        </table:table-row>
        <table:table-row table:style-name="ro1" table:number-rows-repeated="104847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J100" table:display-filter-buttons="true" table:orientation="column">
          <table:filter>
            <table:filter-and>
              <table:filter-condition table:field-number="0" table:value="FERRAZOPOLIS" table:operator="=">
                <table:filter-set-item table:value="FERRAZOPOLIS"/>
                <table:filter-set-item table:value="MONTANHÃ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1:15:51.5008254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23T12:04:51.268156713</dc:date>
    <meta:generator>LibreOffice/6.4.6.2$Linux_X86_64 LibreOffice_project/40$Build-2</meta:generator>
    <meta:editing-duration>PT2H32M47S</meta:editing-duration>
    <meta:editing-cycles>30</meta:editing-cycles>
    <meta:document-statistic meta:table-count="5" meta:cell-count="14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